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line-height="114%"/>
    </style:style>
    <style:style style:name="P3" style:family="paragraph" style:parent-style-name="Horizontal_20_Line">
      <style:paragraph-properties fo:margin-top="0cm" fo:margin-bottom="0.247cm" style:contextual-spacing="false" fo:line-height="114%"/>
    </style:style>
    <style:style style:name="P4" style:family="paragraph" style:parent-style-name="Heading_20_3">
      <style:paragraph-properties fo:margin-top="0cm" fo:margin-bottom="0.247cm" style:contextual-spacing="false" fo:line-height="114%"/>
    </style:style>
    <style:style style:name="P5" style:family="paragraph" style:parent-style-name="Text_20_body" style:list-style-name="L1">
      <style:paragraph-properties fo:line-height="114%"/>
      <style:text-properties fo:font-weight="bold"/>
    </style:style>
    <style:style style:name="P6" style:family="paragraph" style:parent-style-name="Text_20_body" style:list-style-name="L1">
      <style:paragraph-properties fo:line-height="114%"/>
    </style:style>
    <style:style style:name="P7" style:family="paragraph" style:parent-style-name="Text_20_body" style:list-style-name="L2">
      <style:paragraph-properties fo:line-height="114%"/>
      <style:text-properties fo:font-weight="bold"/>
    </style:style>
    <style:style style:name="P8" style:family="paragraph" style:parent-style-name="Text_20_body" style:list-style-name="L2">
      <style:paragraph-properties fo:line-height="114%"/>
    </style:style>
    <style:style style:name="P9" style:family="paragraph" style:parent-style-name="Text_20_body" style:list-style-name="L3">
      <style:paragraph-properties fo:line-height="114%"/>
      <style:text-properties fo:font-weight="bold"/>
    </style:style>
    <style:style style:name="P10" style:family="paragraph" style:parent-style-name="Text_20_body" style:list-style-name="L3">
      <style:paragraph-properties fo:line-height="114%"/>
    </style:style>
    <style:style style:name="P11" style:family="paragraph" style:parent-style-name="Text_20_body" style:list-style-name="L4">
      <style:paragraph-properties fo:line-height="114%"/>
      <style:text-properties fo:font-weight="bold"/>
    </style:style>
    <style:style style:name="P12" style:family="paragraph" style:parent-style-name="Text_20_body" style:list-style-name="L4">
      <style:paragraph-properties fo:line-height="114%"/>
    </style:style>
    <style:style style:name="P13" style:family="paragraph" style:parent-style-name="Quotations" style:list-style-name="L4">
      <style:paragraph-properties fo:margin-top="0cm" fo:margin-bottom="0.247cm" style:contextual-spacing="false" fo:line-height="114%"/>
      <style:text-properties fo:font-style="italic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áte skvělý základ. „Sniper v2“ je robustní, konzervativní strategie, která chrání bank. Ale ve světě ML a sázení je <text:span text:style-name="T1">stagnace = smrt</text:span>. Trh se mění, sázkovky se učí.</text:p>
      <text:p text:style-name="P2">Zde je můj <text:span text:style-name="T1">plán "Tuning 2.0"</text:span>, rozdělený podle náročnosti a dopadu. Vyberte si, co vás láká nejvíc.</text:p>
      <text:p text:style-name="P3"/>
      <text:h text:style-name="P4" text:outline-level="3">🚀 1. Upgrade "Mozku" (Machine Learning)</text:h>
      <text:p text:style-name="P2">Váš Random Forest (Voting) je jako <text:span text:style-name="T1">Volvo</text:span>. Spolehlivé, bezpečné, robustní. Ale my chceme <text:span text:style-name="T1">Ferrari</text:span>.</text:p>
      <text:list text:style-name="L1">
        <text:list-item>
          <text:p text:style-name="P5">Přechod na XGBoost / CatBoost / LightGBM:</text:p>
          <text:list>
            <text:list-item>
              <text:p text:style-name="P6">To jsou dnes standardy ("State of the Art") pro tabulková data.</text:p>
            </text:list-item>
            <text:list-item>
              <text:p text:style-name="P6"><text:span text:style-name="T1">Proč:</text:span> Lépe zvládají nevyvážená data, lépe chápou nelineární vztahy (např. že forma týmu je důležitější než postavení v tabulce před 3 měsíci) a jsou zpravidla o 2–5 % přesnější než Random Forest.</text:p>
            </text:list-item>
            <text:list-item>
              <text:p text:style-name="P6"><text:span text:style-name="T1">Náročnost:</text:span> Střední (výměna knihovny ve <text:span text:style-name="Source_20_Text">step3</text:span>).</text:p>
            </text:list-item>
          </text:list>
        </text:list-item>
      </text:list>
      <text:h text:style-name="P4" text:outline-level="3">🧠 2. Nové "Senzory" (Feature Engineering)</text:h>
      <text:p text:style-name="P2">Model je jen tak chytrý, jaká data mu dáte. Aktuálně (podle toho, co vidím) používáte základní statistiky. Co přidat?</text:p>
      <text:list text:style-name="L2">
        <text:list-item>
          <text:p text:style-name="P7">Dynamická forma (Rolling Window):</text:p>
          <text:list>
            <text:list-item>
              <text:p text:style-name="P8">Nejen "průměr gólů za sezónu", ale "průměr gólů za <text:span text:style-name="T1">posledních 5 zápasů</text:span>". Tým může mít krizi, kterou celosezónní průměr maskuje.</text:p>
            </text:list-item>
          </text:list>
        </text:list-item>
        <text:list-item>
          <text:p text:style-name="P7">H2H (Vzájemné zápasy):</text:p>
          <text:list>
            <text:list-item>
              <text:p text:style-name="P8">Některé týmy to na jiné prostě neumí (styl hry).</text:p>
            </text:list-item>
          </text:list>
        </text:list-item>
        <text:list-item>
          <text:p text:style-name="P7">Únava (Days Since Last Match):</text:p>
          <text:list>
            <text:list-item>
              <text:p text:style-name="P8">Hráli před 3 dny těžký pohár v Evropě? Model by měl vědět, že budou unavení.</text:p>
            </text:list-item>
          </text:list>
        </text:list-item>
        <text:list-item>
          <text:p text:style-name="P7">Elo Rating / SPI:</text:p>
          <text:list>
            <text:list-item>
              <text:p text:style-name="P8">Importovat externí metriky síly (např. ClubElo), které jsou přesnější než ligová tabulka.</text:p>
            </text:list-item>
          </text:list>
        </text:list-item>
      </text:list>
      <text:h text:style-name="P4" text:outline-level="3">🎯 3. Lepší "Terče" (Jiné trhy sázek)</text:h>
      <text:p text:style-name="P2">Stěžoval jste si na nízké kurzy u 1X/X2. To je pravda, Double Chance je "drahá" (sázkovky na ní mají velkou marži).</text:p>
      <text:list text:style-name="L3">
        <text:list-item>
          <text:p text:style-name="P9">Asian Handicap (AH):</text:p>
          <text:list>
            <text:list-item>
              <text:p text:style-name="P10">Místo 1X (kurz 1.25) zkuste <text:span text:style-name="T1">AH +0.5</text:span> (což je to samé, ale často má kurz 1.28–1.30) nebo <text:span text:style-name="T1">AH 0.0 (Draw No Bet)</text:span> s vyšším kurzem (vratka při remíze).</text:p>
            </text:list-item>
          </text:list>
        </text:list-item>
        <text:list-item>
          <text:p text:style-name="P9">Over / Under (Góly):</text:p>
          <text:list>
            <text:list-item>
              <text:p text:style-name="P10">Někdy je těžké určit vítěze, ale je jasné, že to bude přestřelka. Model na góly (Over 2.5) bývá často stabilnější.</text:p>
            </text:list-item>
          </text:list>
        </text:list-item>
      </text:list>
      <text:h text:style-name="P4" text:outline-level="3"><text:soft-page-break/>🤖 4. Automatizace &amp; Komfort (User Experience)</text:h>
      <text:p text:style-name="P2">Aby vás to bavilo používat každý týden.</text:p>
      <text:list text:style-name="L4">
        <text:list-item>
          <text:p text:style-name="P11">Telegram Bot:</text:p>
          <text:list>
            <text:list-item>
              <text:p text:style-name="P12">Skript <text:span text:style-name="Source_20_Text">step4</text:span> na konci neudělá jen HTML, ale pošle vám <text:span text:style-name="T1">notifikaci na mobil</text:span>:</text:p>
              <text:p text:style-name="P13">"🔔 SNIPER ALERT: Brighton (1X) @ 1.31. Vklad: 500 Kč. Důvěra: 88 %."</text:p>
            </text:list-item>
            <text:list-item>
              <text:p text:style-name="P12">Nemusíte otevírat počítač, cinkne vám to v kapse.</text:p>
            </text:list-item>
          </text:list>
        </text:list-item>
        <text:list-item>
          <text:p text:style-name="P11">Scraping Reálných Kurzů:</text:p>
          <text:list>
            <text:list-item>
              <text:p text:style-name="P12">To je "Svatý Grál". Pokud byste do DB stahoval reálné kurzy sázkovek (třeba přes API OddsPortal nebo scraping), můžeme oživit ten <text:span text:style-name="Source_20_Text">step7_3</text:span> a dělat <text:span text:style-name="T1">skutečný Value Betting</text:span>. Bez reálných kurzů je to vždy jen odhad.</text:p>
            </text:list-item>
          </text:list>
        </text:list-item>
      </text:list>
      <text:p text:style-name="P3"/>
      <text:h text:style-name="P4" text:outline-level="3">💡 Co doporučuji udělat HNED (Low Hanging Fruit)?</text:h>
      <text:p text:style-name="P2">Osobně bych šel cestou <text:span text:style-name="T1">číslo 1 a 2</text:span>. Zlepšit model, aby byl "chytřejší".</text:p>
      <text:p text:style-name="P2"><text:span text:style-name="T1">Návrh dalšího kroku:</text:span> Pojďme vytvořit <text:span text:style-name="Source_20_Text"><text:span text:style-name="T1">step3_2_train_xgboost.py</text:span></text:span>. Zkusíme nahradit Random Forest modelem <text:span text:style-name="T1">XGBoost</text:span> a porovnáme jejich přesnost na vašich datech. Pokud XGBoost vyhraje, nasadíme ho do Snipera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4:39:09.506770700</meta:creation-date>
    <dc:date>2026-01-19T13:20:15.579884400</dc:date>
    <meta:editing-duration>PT2H42M20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5" meta:word-count="460" meta:character-count="2655" meta:non-whitespace-character-count="2254"/>
  </office:meta>
</office:document-meta>
</file>